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fo:font-size="14pt" style:font-size-asian="14pt" style:font-size-complex="14pt"/>
    </style:style>
    <style:style style:name="P2" style:family="paragraph" style:parent-style-name="Standard">
      <style:paragraph-properties fo:line-height="150%"/>
      <style:text-properties fo:font-size="14pt" fo:font-weight="bold" style:font-size-asian="14pt" style:font-weight-asian="bold" style:font-size-complex="14pt" style:font-weight-complex="bold"/>
    </style:style>
    <style:style style:name="P3" style:family="paragraph" style:parent-style-name="Text_20_body">
      <style:paragraph-properties fo:line-height="150%"/>
      <style:text-properties fo:font-size="14pt" style:font-size-asian="14pt" style:font-size-complex="14pt"/>
    </style:style>
    <style:style style:name="P4" style:family="paragraph" style:parent-style-name="Text_20_body">
      <style:paragraph-properties fo:line-height="150%"/>
      <style:text-properties fo:font-size="14pt" officeooo:paragraph-rsid="00043b00" style:font-size-asian="14pt" style:font-size-complex="14pt"/>
    </style:style>
    <style:style style:name="P5" style:family="paragraph" style:parent-style-name="Text_20_body">
      <style:paragraph-properties fo:line-height="150%"/>
      <style:text-properties fo:font-size="14pt" officeooo:paragraph-rsid="00044df5" style:font-size-asian="14pt" style:font-size-complex="14pt"/>
    </style:style>
    <style:style style:name="P6" style:family="paragraph" style:parent-style-name="Text_20_body">
      <style:paragraph-properties fo:line-height="150%"/>
      <style:text-properties fo:font-size="14pt" officeooo:paragraph-rsid="0004521f" style:font-size-asian="14pt" style:font-size-complex="14pt"/>
    </style:style>
    <style:style style:name="P7" style:family="paragraph" style:parent-style-name="Text_20_body">
      <style:paragraph-properties fo:line-height="150%"/>
      <style:text-properties fo:font-size="14pt" fo:font-weight="bold" style:font-size-asian="14pt" style:font-weight-asian="bold" style:font-size-complex="14pt" style:font-weight-complex="bold"/>
    </style:style>
    <style:style style:name="P8" style:family="paragraph" style:parent-style-name="Text_20_body">
      <style:paragraph-properties fo:line-height="150%"/>
      <style:text-properties fo:font-size="14pt" fo:font-weight="bold" officeooo:paragraph-rsid="0004521f" style:font-size-asian="14pt" style:font-weight-asian="bold" style:font-size-complex="14pt" style:font-weight-complex="bold"/>
    </style:style>
    <style:style style:name="P9" style:family="paragraph" style:parent-style-name="Text_20_body">
      <style:paragraph-properties fo:line-height="150%"/>
      <style:text-properties officeooo:paragraph-rsid="00044df5"/>
    </style:style>
    <style:style style:name="P10" style:family="paragraph" style:parent-style-name="Text_20_body">
      <style:paragraph-properties fo:line-height="150%"/>
      <style:text-properties officeooo:paragraph-rsid="0004521f"/>
    </style:style>
    <style:style style:name="P11" style:family="paragraph" style:parent-style-name="Heading_20_3">
      <style:paragraph-properties fo:line-height="150%"/>
      <style:text-properties fo:font-size="14pt" fo:font-weight="normal" style:font-size-asian="14pt" style:font-weight-asian="normal" style:font-size-complex="14pt" style:font-weight-complex="normal"/>
    </style:style>
    <style:style style:name="P12" style:family="paragraph" style:parent-style-name="Heading_20_3">
      <style:paragraph-properties fo:line-height="150%"/>
      <style:text-properties fo:font-size="14pt" fo:font-weight="bold" officeooo:paragraph-rsid="0004521f"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officeooo:rsid="00043b00"/>
    </style:style>
    <style:style style:name="T4" style:family="text">
      <style:text-properties fo:color="#009900" officeooo:rsid="00043b00"/>
    </style:style>
    <style:style style:name="T5" style:family="text">
      <style:text-properties fo:color="#009900" fo:font-weight="normal" officeooo:rsid="00043b00" style:font-weight-asian="normal" style:font-weight-complex="normal"/>
    </style:style>
    <style:style style:name="T6" style:family="text">
      <style:text-properties fo:color="#009900" fo:font-size="14pt" fo:font-weight="normal" officeooo:rsid="00043b00" style:font-size-asian="14pt" style:font-weight-asian="normal" style:font-size-complex="14pt" style:font-weight-complex="normal"/>
    </style:style>
    <style:style style:name="T7" style:family="text">
      <style:text-properties fo:color="#009900" officeooo:rsid="0004521f"/>
    </style:style>
    <style:style style:name="T8" style:family="text">
      <style:text-properties fo:color="#ff3333" officeooo:rsid="00043b00"/>
    </style:style>
    <style:style style:name="T9" style:family="text">
      <style:text-properties fo:color="#ff3333" fo:font-weight="normal" officeooo:rsid="00043b00" style:font-weight-asian="normal" style:font-weight-complex="normal"/>
    </style:style>
    <style:style style:name="T10" style:family="text">
      <style:text-properties fo:color="#ff3333" fo:font-size="14pt" officeooo:rsid="00043b00" style:font-size-asian="14pt" style:font-size-complex="14pt"/>
    </style:style>
    <style:style style:name="T11" style:family="text">
      <style:text-properties fo:color="#ff3333" officeooo:rsid="0004521f"/>
    </style:style>
    <style:style style:name="T12" style:family="text">
      <style:text-properties officeooo:rsid="00044df5"/>
    </style:style>
    <style:style style:name="T13" style:family="text">
      <style:text-properties fo:color="#ffff66" officeooo:rsid="00044d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8">X – </text:span><text:span text:style-name="T11">Não feitos ou não presentes no nosso site</text:span></text:p>
      <text:h text:style-name="P12" text:outline-level="3"><text:span text:style-name="T4">X – </text:span><text:span text:style-name="T7">Feitos</text:span></text:h>
      <text:p text:style-name="P8"><text:span text:style-name="T7"/></text:p>
      <text:p text:style-name="P7">http://www.contentclear.com/pdf/ContentClear2-PointChecklistUsability.pdf</text:p>
      <text:h text:style-name="P11" text:outline-level="3"><text:span text:style-name="T4">X</text:span><text:span text:style-name="T3"> </text:span>1. Your site’s home page loads instantly (within 10 seconds).</text:h>
      <text:p text:style-name="P4"><text:span text:style-name="T5">X </text:span>2. Your home page clearly identifies who you are and reflects your company’s brand: logo in the left corner, include a tagline, etc.</text:p>
      <text:p text:style-name="P3"><text:span text:style-name="T8">X</text:span><text:span text:style-name="T3"> </text:span>3. Your primary navigation runs across the top of the page or down the left-hand side - NEVER on the right.</text:p>
      <text:p text:style-name="P4"><text:span text:style-name="T8">X </text:span>4. Prospects and customers immediately see what your business does for them…in a way that’s different from/better than your competition.</text:p>
      <text:p text:style-name="P4"><text:span text:style-name="T8">X </text:span>5. Your home page is well organized, with a clear starting point and navigation/structure that prospects and customers can easily follow; it includes expected standard sections such as About Us, Contact Us, Help, and FAQs.</text:p>
      <text:p text:style-name="P4"><text:span text:style-name="T5">X </text:span>6. The most critical elements of your page appear “above the fold,” (the area visitors see on the first screen when they arrive at your site).</text:p>
      <text:p text:style-name="P4"><text:span text:style-name="T5">X </text:span>7. Your site is clean and easy to read, using subheads, bullets, photos, captions, charts, etc. for quick scanning and evaluation.</text:p>
      <text:p text:style-name="P4"><text:span text:style-name="T5">X </text:span>8. Your content is crisp and streamlined; no long paragraphs or redundant messages.</text:p>
      <text:p text:style-name="P4"><text:span text:style-name="T5">X </text:span>9. Your site provides detailed product or service information with just one to three clicks from the home page.</text:p>
      <text:p text:style-name="P4"><text:span text:style-name="T9">X</text:span><text:span text:style-name="T5"> </text:span>10. Your layout is focused on readership and selling messages, not fancy design (your color scheme is easy to read, with dark text against a white—or light—background).</text:p>
      <text:p text:style-name="P4"><text:soft-page-break/><text:span text:style-name="T8">X </text:span>11. Photos are appropriately sized, cropped and captioned.</text:p>
      <text:p text:style-name="P4"><text:span text:style-name="T5">X </text:span>12. There are no distracting animations, popup windows or flashing/ screaming sentences - these rarely please the visitor and often drive them away.</text:p>
      <text:p text:style-name="P4"><text:span text:style-name="T8">X </text:span>13. Your home page offers a customer-benefit headline (big promise) at the top, and your messages clearly support your unique value proposition for target customers.</text:p>
      <text:p text:style-name="P4"><text:span text:style-name="T8">X </text:span>14. Your site is written for your prospects and customers. You clearly address their wants, needs and desires IMMEDIATELY.</text:p>
      <text:p text:style-name="P4"><text:span text:style-name="T8">X </text:span>15. Your site uses two to four text fonts ONLY, designed for maximum readability (it’s best to use standard Web fonts such as Verdana and Arial, in standard font sizes).</text:p>
      <text:p text:style-name="P4"><text:span text:style-name="T8">X </text:span>16. If you offer a SEARCH function, it’s available on your home page.</text:p>
      <text:p text:style-name="P4"><text:span text:style-name="T8">X </text:span>17. Your site offers a clear, easy-to-see offer (an incentive or special promotion).</text:p>
      <text:p text:style-name="P4"><text:span text:style-name="T8">X </text:span>18. Your site offers clear, active directions on HOW to do something (i.e., “Contact us for more information” or “Sign up now for a free report”).</text:p>
      <text:p text:style-name="P4"><text:span text:style-name="T8">X </text:span>19. Your site makes it easy to order or respond (few mouse clicks, a super-simple form, a smooth payment and submitting process).</text:p>
      <text:p text:style-name="P4"><text:span text:style-name="T8">X </text:span>20. It’s easy to find Contact Us information including e-mail, telephone, regular mail address and fax. This should be included on every page of your Web site.</text:p>
      <text:p text:style-name="P4"><text:span text:style-name="T8">X </text:span>21. Your site has a privacy policy if you collect user information for any purpose.</text:p>
      <text:p text:style-name="P1"/>
      <text:p text:style-name="P1"/>
      <text:p text:style-name="P1"><text:span text:style-name="T2">http://drpete.co/topic/25-point-website-usability-checklist </text:span></text:p>
      <text:p text:style-name="P4"><text:span text:style-name="T5">X </text:span>1. Site Load-time Is Reasonable</text:p>
      <text:p text:style-name="P4"><text:span text:style-name="T5">X </text:span>2. Adequate Text-to-Background Contrast</text:p>
      <text:p text:style-name="P4"><text:span text:style-name="T5">X </text:span>3. Font Size/Spacing Is Easy to Read</text:p>
      <text:p text:style-name="P4"><text:span text:style-name="T5">X </text:span>4. Flash &amp; Add-ons Are Used Sparingly</text:p>
      <text:p text:style-name="P4"><text:soft-page-break/><text:span text:style-name="T5">X </text:span>5. Images Have Appropriate ALT Tags </text:p>
      <text:p text:style-name="P4"><text:span text:style-name="T5">X </text:span>6. Site Has Custom Not-found/404 Page</text:p>
      <text:p text:style-name="P4"><text:span text:style-name="T5">X </text:span>7. Company Logo Is Prominently Placed</text:p>
      <text:p text:style-name="P4"><text:span text:style-name="T5">X </text:span>8. Tagline Makes Company's Purpose Clear</text:p>
      <text:p text:style-name="P4"><text:span text:style-name="T5">X </text:span>9. Home-page Is Digestible In 5 Seconds</text:p>
      <text:p text:style-name="P4"><text:span text:style-name="T5">X </text:span>10. Clear Path to Company Information </text:p>
      <text:p text:style-name="P4"><text:span text:style-name="T5">X </text:span>11. Clear Path to Contact Information</text:p>
      <text:p text:style-name="P4"><text:span text:style-name="T5">X </text:span>12. Main Navigation Is Easily Identifiable</text:p>
      <text:p text:style-name="P4"><text:span text:style-name="T5">X </text:span>13. Navigation Labels Are Clear &amp; Concise</text:p>
      <text:p text:style-name="P4"><text:span text:style-name="T5">X </text:span>14. Number of Buttons/Links Is Reasonable</text:p>
      <text:p text:style-name="P4"><text:span text:style-name="T5">X </text:span>15. Company Logo Is Linked to Home-page</text:p>
      <text:p text:style-name="P4"><text:span text:style-name="T5">X </text:span>16. Links Are Consistent &amp; Easy to Identify</text:p>
      <text:p text:style-name="P4"><text:span text:style-name="T5">X </text:span>17. Site Search Is Easy to Access</text:p>
      <text:p text:style-name="P4"><text:span text:style-name="T5">X </text:span>18. Major Headings Are Clear &amp; Descriptive</text:p>
      <text:p text:style-name="P4"><text:span text:style-name="T5">X </text:span>19. Critical Content Is Above The Fold </text:p>
      <text:p text:style-name="P4"><text:span text:style-name="T5">X </text:span>20. Styles &amp; Colors Are Consisten</text:p>
      <text:p text:style-name="P4"><text:span text:style-name="T5">X </text:span>21. Emphasis (bold, etc.) Is Used Sparingly </text:p>
      <text:p text:style-name="P4"><text:span text:style-name="T5">X </text:span>22. Ads &amp; Pop-ups Are Unobtrusive</text:p>
      <text:p text:style-name="P4"><text:span text:style-name="T5">X </text:span>23. Main Copy Is Concise &amp; Explanatory</text:p>
      <text:p text:style-name="P4"><text:span text:style-name="T8">X </text:span>24. URLs Are Meaningful &amp; User-friendly</text:p>
      <text:p text:style-name="P4"><text:span text:style-name="T8">X </text:span>25. HTML Page Titles Are Explanatory</text:p>
      <text:p text:style-name="P1"/>
      <text:p text:style-name="P2"/>
      <text:p text:style-name="P1"><text:span text:style-name="T2">https://www.nngroup.com/articles/113-design-guidelines-homepage-usability/</text:span></text:p>
      <text:p text:style-name="P4"><text:soft-page-break/><text:span text:style-name="T5">X</text:span><text:span text:style-name="T8"> </text:span>1-Show the company name and/or logo in a reasonable size and noticeable location.</text:p>
      <text:p text:style-name="P4"><text:span text:style-name="T8">X </text:span>2-Include a tag line that explicitly summarizes what the site or company does.</text:p>
      <text:p text:style-name="P4"><text:span text:style-name="T8">X </text:span>3-Emphasize what your site does that's valuable from the user's point of view, as well as how you differ from key competitors.</text:p>
      <text:p text:style-name="P4"><text:span text:style-name="T5">X </text:span>4-Emphasize the highest priority tasks so that users have a clear starting point on the homepage.</text:p>
      <text:p text:style-name="P4"><text:span text:style-name="T5">X </text:span>5-Clearly designate one page per site as the official homepage.</text:p>
      <text:p text:style-name="P4"><text:span text:style-name="T5">X </text:span>6-On your main company website, don't use the word "website" to refer to anything but the totality of the company's web presence.</text:p>
      <text:p text:style-name="P4"><text:span text:style-name="T5">X </text:span>7-Design the homepage to be clearly different from all the other pages on the site.</text:p>
      <text:p text:style-name="P4"><text:span text:style-name="T5">X </text:span>8-Group corporate information, such as About Us, Investor Relations, Press Room, Employment and other information about the company, in one distinct area.</text:p>
      <text:p text:style-name="P5"><text:span text:style-name="T8">X </text:span>9-Include a homepage link to an "About Us" section that gives users an overview about the company and links to any relevant details about your products, services, company values, business proposition, management team, and so forth.</text:p>
      <text:p text:style-name="P4"><text:span text:style-name="T5">X </text:span>10-If you want to get press coverage for your company, include a "Press Room" or "News Room" link on your homepage.</text:p>
      <text:p text:style-name="P4"><text:span text:style-name="T5">X </text:span>11-Present a unified face to the customer, in which the website is one of the touchpoints rather than an entity unto itself.</text:p>
      <text:p text:style-name="P5"><text:span text:style-name="T8">X </text:span>12-Include a "Contact Us" link on the homepage that goes to a page with all contact information for your company.</text:p>
      <text:p text:style-name="P5"><text:span text:style-name="T8">X </text:span>13-If you provide a "feedback" mechanism, specify the purpose of the link and whether it will be read by customer service or the webmaster, and so forth.</text:p>
      <text:p text:style-name="P4"><text:span text:style-name="T5">X </text:span>14-Don't include internal company information (which is targeted for employees and should go on the intranet) on the public website.</text:p>
      <text:p text:style-name="P5"><text:soft-page-break/><text:span text:style-name="T8">X </text:span>15-If your site gathers any customer information, include a "Privacy Policy" link on the homepage.</text:p>
      <text:p text:style-name="P5"><text:span text:style-name="T8">X </text:span>16-Explain how the website makes money if it's not self-evident.</text:p>
      <text:p text:style-name="P4"><text:span text:style-name="T5">X </text:span>17-Use customer-focused language.</text:p>
      <text:p text:style-name="P4"><text:span text:style-name="T5">X </text:span>18-Avoid redundant content.</text:p>
      <text:p text:style-name="P4"><text:span text:style-name="T5">X </text:span>19-Don't use clever phrases and marketing lingo that make people work too hard to figure out what you're saying.</text:p>
      <text:p text:style-name="P5"><text:span text:style-name="T8">X </text:span>20-Use consistent capitalization and other style standards.</text:p>
      <text:p text:style-name="P4"><text:span text:style-name="T5">X </text:span>21-Don't label a clearly defined area of the page if the content is sufficiently self-explanatory.</text:p>
      <text:p text:style-name="P4"><text:span text:style-name="T5">X </text:span>22-Avoid single-item categories and single-item bulleted lists. It's overkill to categorize one item, and things that don't fit into existing categories can signify a need to rewrite or reorganize the content. See Asia Cuisine for an example.</text:p>
      <text:p text:style-name="P4"><text:span text:style-name="T5">X </text:span>23-Use non-breaking spaces between words in phrases that need to go together in order to be scannable and understood.</text:p>
      <text:p text:style-name="P4"><text:span text:style-name="T5">X </text:span>24-Only use imperative language such as "Enter a City or Zip Code" for mandatory tasks, or qualify the statement appropriately.</text:p>
      <text:p text:style-name="P4"><text:span text:style-name="T5">X </text:span>25-Spell out abbreviations, initialisms, and acronyms, and immediately follow them by the abbreviation, in the first instance.</text:p>
      <text:p text:style-name="P4"><text:span text:style-name="T5">X </text:span>26-Avoid exclamation marks.</text:p>
      <text:p text:style-name="P4"><text:span text:style-name="T5">X </text:span>27-Use all uppercase letters sparingly or not at all as a formatting style.</text:p>
      <text:p text:style-name="P4"><text:span text:style-name="T5">X </text:span>28-Avoid using spaces and punctuation inappropriately, for emphasis.</text:p>
      <text:p text:style-name="P5"><text:span text:style-name="T9">X</text:span><text:span text:style-name="T5"> </text:span>29-Use examples to reveal the site's content, rather than just describing it.</text:p>
      <text:p text:style-name="P5"><text:span text:style-name="T9">X</text:span><text:span text:style-name="T5"> </text:span>30-For each example, have a link that goes directly to the detailed page for that example, rather than to a general category page of which that item is a part.</text:p>
      <text:p text:style-name="P5"><text:soft-page-break/><text:span text:style-name="T8">X </text:span>31-Provide a link to the broader category next to the specific example.</text:p>
      <text:p text:style-name="P5"><text:span text:style-name="T5">X </text:span>32-Make sure it's obvious which links lead to follow-up information about each example and which links lead to general information about the category as a whole.</text:p>
      <text:p text:style-name="P5"><text:span text:style-name="T5">X </text:span>33-Make it easy to access anything that has been recently featured on your homepage, for example, in the last two weeks or month, by providing a list of recent features as well as putting recent items into the permanent archives.</text:p>
      <text:p text:style-name="P5"><text:span text:style-name="T8">X </text:span>34-Differentiate links and make them scannable. Begin links with the information-carrying word, because users often scan through the first word or two of links to compare them.</text:p>
      <text:p text:style-name="P5"><text:span text:style-name="T8">X </text:span>35-Don't use generic instructions, such as "Click Here" as a link name.</text:p>
      <text:p text:style-name="P5"><text:span text:style-name="T8">X </text:span>36-Don't use generic links, such as "More…" at the end of a list of items.</text:p>
      <text:p text:style-name="P5"><text:span text:style-name="T5">X </text:span>37-Allow link colors to show visited and unvisited states.</text:p>
      <text:p text:style-name="P5"><text:span text:style-name="T8">X </text:span>38-Don't use the word "Links" to indicate links on the page. Show that things are links by underlining them and coloring them blue. Never name a category "Links" by itself — this is akin to labeling a category of information "Words" in a print medium. Name the category after what the links are pointing to.</text:p>
      <text:p text:style-name="P5"><text:span text:style-name="T8">X </text:span>39-If a link does anything other than go to another web page, such as linking to a PDF file or launching an audio or video player, email message, or another application, make sure the link explicitly indicates what will happen.</text:p>
      <text:p text:style-name="P5"><text:span text:style-name="T5">X </text:span>40-Locate the primary navigation area in a highly noticeable place, preferably directly adjacent to the main body of the page.</text:p>
      <text:p text:style-name="P5"><text:span text:style-name="T5">X </text:span>41-Group items in the navigation area so that similar items are next to each other.</text:p>
      <text:p text:style-name="P5"><text:span text:style-name="T5">X </text:span>42-Don't provide multiple navigation areas for the same type of links.</text:p>
      <text:p text:style-name="P5"><text:span text:style-name="T5">X </text:span>43-Don't include an active link to the homepage on the homepage.</text:p>
      <text:p text:style-name="P5"><text:span text:style-name="T5">X </text:span>44-Don't use made-up words for category navigation choices.</text:p>
      <text:p text:style-name="P5"><text:span text:style-name="T8">X </text:span>45-If you have a shopping cart feature on your site, include a link to it on the <text:soft-page-break/>homepage.</text:p>
      <text:p text:style-name="P5"><text:span text:style-name="T5">X</text:span><text:span text:style-name="T8"> </text:span>46-Use icons in navigation only if they help users to recognize a class of items immediately.</text:p>
      <text:p text:style-name="P5"><text:span text:style-name="T8">X </text:span>47-Give users an input box on the homepage to enter search queries, instead of just giving them a link to a search page.</text:p>
      <text:p text:style-name="P5"><text:span text:style-name="T8">X </text:span>48-Input boxes should be wide enough for users to see and edit standard queries on the site. Allow enough space for at least 30 characters in the font size used by most of the users.</text:p>
      <text:p text:style-name="P5"><text:span text:style-name="T8">X </text:span>49-Don't label the search area with a heading; instead use a "Search" button to the right of the box.</text:p>
      <text:p text:style-name="P5"><text:span text:style-name="T8">X </text:span>50-Unless advanced searches are the norm on your site, provide simple search on the homepage, with a link to advanced search or search tips if you have them.</text:p>
      <text:p text:style-name="P5"><text:span text:style-name="T8">X </text:span>51-Search on the homepage should search the entire site by default.</text:p>
      <text:p text:style-name="P5"><text:span text:style-name="T8">X </text:span>52-Don't offer a feature to "Search the Web" from the site's search function.</text:p>
      <text:p text:style-name="P5"><text:span text:style-name="T5">X </text:span>53-Offer users direct access to high-priority tasks on the homepage.</text:p>
      <text:p text:style-name="P5"><text:span text:style-name="T5">X </text:span>54-Don't include tools unrelated to tasks users come to your site to do.</text:p>
      <text:p text:style-name="P5"><text:span text:style-name="T5">X </text:span>55-Don't provide tools that reproduce browser functionality.</text:p>
      <text:p text:style-name="P5"><text:span text:style-name="T5">X </text:span>56-Use graphics to show real content, not just to decorate your homepage.</text:p>
      <text:p text:style-name="P5"><text:span text:style-name="T5">X </text:span>57-Label graphics and photos if their meaning is not clear from the context of the story they accompany.</text:p>
      <text:p text:style-name="P5"><text:span text:style-name="T5">X </text:span>58-Edit photos and diagrams appropriately for the display size.</text:p>
      <text:p text:style-name="P5"><text:span text:style-name="T5">X </text:span>59-Avoid watermark graphics (background images with text on top of them) .</text:p>
      <text:p text:style-name="P5"><text:span text:style-name="T5">X </text:span>60-Don't use animation for the sole purpose of drawing attention to an item on the homepage.</text:p>
      <text:p text:style-name="P5"><text:span text:style-name="T5">X </text:span>61-Never animate critical elements of the page, such as the logo, tag line, or main <text:soft-page-break/>headline.</text:p>
      <text:p text:style-name="P5"><text:span text:style-name="T5">X </text:span>62-Let users choose whether they want to see an animated intro to your site — don't make it the default.</text:p>
      <text:p text:style-name="P5"><text:span text:style-name="T5">X </text:span>63-Limit font styles and other text formatting, such as sizes, colors, and so forth on the page because over-designed text can actually detract from the meaning of the words.</text:p>
      <text:p text:style-name="P5"><text:span text:style-name="T5">X </text:span>64-Use high-contrast text and background colors so that type is as legible as possible.</text:p>
      <text:p text:style-name="P5"><text:span text:style-name="T5">X </text:span>65-Avoid horizontal scrolling at 1024x768.</text:p>
      <text:p text:style-name="P5"><text:span text:style-name="T5">X </text:span>66-The most critical page elements should be visible "above the fold" (in the first screen of content, without scrolling) at the most prevalent window size.</text:p>
      <text:p text:style-name="P5"><text:span text:style-name="T5">X </text:span>67-Use a liquid layout so the homepage size adjusts to different screen resolutions.</text:p>
      <text:p text:style-name="P5"><text:span text:style-name="T8">X </text:span>68-Use logos judiciously.</text:p>
      <text:p text:style-name="P5"><text:span text:style-name="T5">X </text:span>69-Never use widgets for parts of the screen that you don't want people to click. Make sure widgets are clickable.</text:p>
      <text:p text:style-name="P5"><text:span text:style-name="T5">X </text:span>70-Avoid using multiple text entry boxes on the homepage, especially in the upper part of the page where people tend to look for the search feature.</text:p>
      <text:p text:style-name="P5"><text:span text:style-name="T5">X </text:span>71-Use dropdown menus sparingly, especially if the items in them are not self-explanatory.</text:p>
      <text:p text:style-name="P6"><text:span text:style-name="T9">X</text:span><text:span text:style-name="T5"> </text:span>72-Begin the window title with the information-carrying word — usually the company name.</text:p>
      <text:p text:style-name="P9"><text:span text:style-name="T6">X </text:span><text:span text:style-name="T1">73-Don't include the top-level domain name, such as ".com" in the window title unless it is actually part of the company name, such as "</text:span><text:a xlink:type="simple" xlink:href="http://Amazon.com/" office:target-frame-name="_blank" xlink:show="new" text:style-name="Internet_20_link" text:visited-style-name="Visited_20_Internet_20_Link"><text:span text:style-name="T1">Amazon.com</text:span></text:a><text:span text:style-name="T1">."</text:span></text:p>
      <text:p text:style-name="P5"><text:span text:style-name="T5">X </text:span>74-Don't include "homepage" in the title. This adds verbiage without value.</text:p>
      <text:p text:style-name="P6"><text:span text:style-name="T8">X </text:span>75-Include a short description of the site in the window title.</text:p>
      <text:p text:style-name="P6"><text:span text:style-name="T9">X</text:span><text:span text:style-name="T5"> </text:span>76-Limit window titles to no more than seven or eight words and fewer than 64 <text:soft-page-break/>total characters.</text:p>
      <text:p text:style-name="P10"><text:span text:style-name="T10">X </text:span><text:span text:style-name="T1">77-Homepages for commercial websites should have the URL </text:span><text:a xlink:type="simple" xlink:href="http://www.company.com/" office:target-frame-name="_blank" xlink:show="new" text:style-name="Internet_20_link" text:visited-style-name="Visited_20_Internet_20_Link"><text:span text:style-name="T1">http://www.company.com</text:span></text:a><text:span text:style-name="T1"> (or an equivalent for your country or non-commercial top-level domain) .</text:span></text:p>
      <text:p text:style-name="P5"><text:span text:style-name="T5">X </text:span>78-For any website that has an identity closely connected to a specific country other than the United States<text:span text:style-name="T12">(</text:span><text:span text:style-name="T13">on your case BR?</text:span><text:span text:style-name="T12">)</text:span>, use that country's top-level domain.</text:p>
      <text:p text:style-name="P6"><text:span text:style-name="T8">X </text:span>79-If available, register domain names for alternative spellings, abbreviations, or common misspellings of the site name.</text:p>
      <text:p text:style-name="P6"><text:span text:style-name="T8">X </text:span>80-If you have alternative domain name spellings, choose one as the authorized version and redirect users to it from all the other spellings.</text:p>
      <text:p text:style-name="P6"><text:span text:style-name="T5">X </text:span>81-Headlines should be succinct, yet descriptive, to give maximum information in as few words as possible.</text:p>
      <text:p text:style-name="P6"><text:span text:style-name="T5">X </text:span>82-Write and edit specific summaries for press releases and news stories that you feature on your homepage.</text:p>
      <text:p text:style-name="P6"><text:span text:style-name="T5">X </text:span>83-Link headlines, rather than the deck, to the full news story.</text:p>
      <text:p text:style-name="P6"><text:span text:style-name="T5">X </text:span>84-As long as all news stories on the homepage occurred within the week, there's no need to list the date and time in the deck of each story, unless it is truly a breaking news item that has frequent updates.</text:p>
      <text:p text:style-name="P6"><text:span text:style-name="T5">X </text:span>85-Take users to your "real" homepage when they type your main URL or click a link to your site.</text:p>
      <text:p text:style-name="P6"><text:span text:style-name="T5">X </text:span>86-Avoid popup windows.</text:p>
      <text:p text:style-name="P6"><text:span text:style-name="T5">X </text:span>87-Don't use routing pages for users to choose their geographical location unless you have versions of your site in many different languages, with no single dominant language.</text:p>
      <text:p text:style-name="P6"><text:span text:style-name="T5">X </text:span>88-Keep ads for outside companies on the periphery of the page.</text:p>
      <text:p text:style-name="P6"><text:span text:style-name="T5">X </text:span>89-Keep external ads (ads for companies other than your own) as small and <text:soft-page-break/>discreet as possible relative to your core homepage content.</text:p>
      <text:p text:style-name="P6"><text:span text:style-name="T5">X </text:span>90-If you place ads outside the standard banner area at the top of the page, label them as advertising so that users don't confuse them with your site's content.</text:p>
      <text:p text:style-name="P6"><text:span text:style-name="T5">X </text:span>91-Avoid using ad conventions to showcase regular features of the site.</text:p>
      <text:p text:style-name="P6"><text:span text:style-name="T5">X </text:span>92-Don't literally welcome users to your site. Before you give up prime homepage real estate to a salutation, consider using it for a tag line instead.</text:p>
      <text:p text:style-name="P6"><text:span text:style-name="T5">X </text:span>93-If the website is down or important parts of the website are not operational, show it clearly on the homepage.</text:p>
      <text:p text:style-name="P6"><text:span text:style-name="T8">X</text:span> 94-Have a plan for handling critical content on your website in the event of an emergency.</text:p>
      <text:p text:style-name="P6"><text:span text:style-name="T5">X </text:span>95-Don't waste space crediting the search engine, design firm, favorite browser company, or the technology behind the scenes.</text:p>
      <text:p text:style-name="P6"><text:span text:style-name="T5">X </text:span>96-Exercise restraint in displaying awards won by your website.</text:p>
      <text:p text:style-name="P6"><text:span text:style-name="T5">X </text:span>97-Don't automatically refresh the homepage to push updates to users.</text:p>
      <text:p text:style-name="P6"><text:span text:style-name="T5">X </text:span>98-When doing a refresh, update only content that has actually changed, such as news updates.</text:p>
      <text:p text:style-name="P6"><text:span text:style-name="T5">X </text:span>99-If your homepage has areas that will provide customized information once you know something about the user, don't provide a generic version of the content to first-time users — craft different content for that space.</text:p>
      <text:p text:style-name="P6"><text:span text:style-name="T5">X </text:span>100-Don't offer users features to customize the basic look of the homepage UI, such as color schemes.</text:p>
      <text:p text:style-name="P6"><text:span text:style-name="T5">X </text:span>101-Don't provide plain links to registration on the homepage; instead explain (or at least link to) the customer benefits of registration.</text:p>
      <text:p text:style-name="P6"><text:span text:style-name="T5">X </text:span>102-Explain the benefits and frequency of publication to users before asking them for their email addresses.</text:p>
      <text:p text:style-name="P6"><text:span text:style-name="T5">X </text:span>103-If you support user communities with chat or other discussion features, don't <text:soft-page-break/>show generic links to them. Instead list actual discussion topics and provide any schedules on the homepage.</text:p>
      <text:p text:style-name="P6"><text:span text:style-name="T5">X </text:span>104-Don't offer a "Guestbook" sign in for business sites.</text:p>
      <text:p text:style-name="P6"><text:span text:style-name="T5">X </text:span>105-Show dates and times for time-sensitive information only, such as news items, live chats, stock quotes, and so forth.</text:p>
      <text:p text:style-name="P6"><text:span text:style-name="T9">X</text:span><text:span text:style-name="T5"> </text:span>106-Show users the time that content was last updated, not the computer-generated current time.</text:p>
      <text:p text:style-name="P6"><text:span text:style-name="T8">X </text:span>107-Include the time zone you are using whenever you reference a time.</text:p>
      <text:p text:style-name="P6"><text:span text:style-name="T8">X </text:span>108-Use standard abbreviations, such as p.m. or P.M. Don't abbreviate further, such as "p."</text:p>
      <text:p text:style-name="P6"><text:span text:style-name="T8">X </text:span>109-Spell out the month, or use month abbreviations, not numbers.</text:p>
      <text:p text:style-name="P6"><text:span text:style-name="T8">X </text:span>110-Give the percentage of change, not just the points gained or lost in stock quotes.</text:p>
      <text:p text:style-name="P6"><text:span text:style-name="T5">X </text:span>111-Spell out stock abbreviations unless the abbreviation is completely clear, such as "IBM."</text:p>
      <text:p text:style-name="P6"><text:span text:style-name="T5">X </text:span>112-Use a thousands separator appropriate to your locale for numbers that have five or more digits.</text:p>
      <text:p text:style-name="P6"><text:span text:style-name="T5">X </text:span>113-Align decimal points when showing columns of number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3T21:29:46.249313439</meta:creation-date>
    <dc:date>2016-05-23T22:14:36.989906860</dc:date>
    <meta:editing-duration>PT13M40S</meta:editing-duration>
    <meta:editing-cycles>1</meta:editing-cycles>
    <meta:document-statistic meta:table-count="0" meta:image-count="0" meta:object-count="0" meta:page-count="11" meta:paragraph-count="164" meta:word-count="2751" meta:character-count="16278" meta:non-whitespace-character-count="13682"/>
    <meta:generator>LibreOffice/5.0.5.2$Linux_X86_64 LibreOffice_project/00m0$Build-2</meta:generator>
  </office:meta>
</office:document-meta>
</file>